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c1384" officeooo:paragraph-rsid="001c1384"/>
    </style:style>
    <style:style style:name="P2" style:family="paragraph" style:parent-style-name="Standard">
      <style:text-properties officeooo:rsid="001c1384" officeooo:paragraph-rsid="00209171"/>
    </style:style>
    <style:style style:name="P3" style:family="paragraph" style:parent-style-name="Standard">
      <style:text-properties officeooo:rsid="001c1384" officeooo:paragraph-rsid="00221a88"/>
    </style:style>
    <style:style style:name="P4" style:family="paragraph" style:parent-style-name="Standard">
      <style:text-properties officeooo:rsid="00221a88" officeooo:paragraph-rsid="00221a88"/>
    </style:style>
    <style:style style:name="P5" style:family="paragraph" style:parent-style-name="Standard">
      <style:text-properties officeooo:rsid="00221a88" officeooo:paragraph-rsid="00233fa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f10ff"/>
    </style:style>
    <style:style style:name="T4" style:family="text">
      <style:text-properties style:text-underline-style="solid" style:text-underline-width="auto" style:text-underline-color="font-color" officeooo:rsid="00209171"/>
    </style:style>
    <style:style style:name="T5" style:family="text">
      <style:text-properties style:text-underline-style="solid" style:text-underline-width="auto" style:text-underline-color="font-color" officeooo:rsid="001ddba1"/>
    </style:style>
    <style:style style:name="T6" style:family="text">
      <style:text-properties officeooo:rsid="001ddba1"/>
    </style:style>
    <style:style style:name="T7" style:family="text">
      <style:text-properties officeooo:rsid="001f10f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f10ff"/>
    </style:style>
    <style:style style:name="T10" style:family="text">
      <style:text-properties style:text-underline-style="none" officeooo:rsid="00209171"/>
    </style:style>
    <style:style style:name="T11" style:family="text">
      <style:text-properties officeooo:rsid="00221a88"/>
    </style:style>
    <style:style style:name="T12" style:family="text">
      <style:text-properties officeooo:rsid="00233f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lvaro Cardoso Vicente de Souza <text:s text:c="25"/>RA 133536</text:p>
      <text:p text:style-name="P1"/>
      <text:p text:style-name="P1"/>
      <text:p text:style-name="P1">1,<text:span text:style-name="T11">2</text:span>)</text:p>
      <text:p text:style-name="P1"/>
      <text:p text:style-name="P1">DEPTO (<text:span text:style-name="T1">CodDepto</text:span>, NomeDepto)</text:p>
      <text:p text:style-name="P1">DISCIPLINA (<text:span text:style-name="T6">#</text:span><text:span text:style-name="T1">CodDepto</text:span>, <text:span text:style-name="T1">NumDisc</text:span>, NomeDisc, CreditosDisc)</text:p>
      <text:p text:style-name="P1">PREERQ(<text:span text:style-name="T6">#</text:span><text:span text:style-name="T1">CodDepto</text:span>, <text:span text:style-name="T6">#</text:span><text:span text:style-name="T1">NumDisc</text:span>, <text:span text:style-name="T6">#</text:span><text:span text:style-name="T1">CodDeptoPreReq</text:span>, <text:span text:style-name="T6">#</text:span><text:span text:style-name="T1">NumDiscPreReq</text:span>)</text:p>
      <text:p text:style-name="P2">TURMA (<text:span text:style-name="T1">SiglaTur</text:span>, <text:span text:style-name="T3">#</text:span><text:span text:style-name="T1">AnoSem, </text:span><text:span text:style-name="T5">#</text:span><text:span text:style-name="T1">CodDepto, </text:span><text:span text:style-name="T5">#</text:span><text:span text:style-name="T1">NumDisc,</text:span> CapacTur)</text:p>
      <text:p text:style-name="P1">HORARIO(<text:span text:style-name="T1">AnoSem, </text:span><text:span text:style-name="T3">#</text:span><text:span text:style-name="T1">CodDepto, </text:span><text:span text:style-name="T3">#</text:span><text:span text:style-name="T1">NumDisc, </text:span><text:span text:style-name="T3">#</text:span><text:span text:style-name="T1">SiglaTur, DiaSem, HoraInicio, NumHoras, </text:span><text:span text:style-name="T4">#</text:span><text:span text:style-name="T1">CodPredio, </text:span><text:span text:style-name="T4">#</text:span><text:span text:style-name="T1">NumSala</text:span><text:span text:style-name="T8">)</text:span></text:p>
      <text:p text:style-name="P1">PREDIO(<text:span text:style-name="T1">CodPred</text:span>, NomePred)</text:p>
      <text:p text:style-name="P2">SALA (<text:span text:style-name="T7">#</text:span><text:span text:style-name="T1">CodPred</text:span>, <text:span text:style-name="T1">NumSala</text:span>, CapacSala)</text:p>
      <text:p text:style-name="P3">PROFESSOR(<text:span text:style-name="T1">CodProf</text:span>, <text:span text:style-name="T4">#</text:span><text:span text:style-name="T1">CodTit, </text:span><text:span text:style-name="T4">#</text:span><text:span text:style-name="T1">CodDepto, </text:span><text:span text:style-name="T8">NomeProf</text:span>)</text:p>
      <text:p text:style-name="P1">PROFTURMA(<text:span text:style-name="T4">#</text:span><text:span text:style-name="T1">AnoSem, </text:span><text:span text:style-name="T4">#</text:span><text:span text:style-name="T1">CodDepto, </text:span><text:span text:style-name="T4">#</text:span><text:span text:style-name="T1">NumDisc, </text:span><text:span text:style-name="T4">#</text:span><text:span text:style-name="T1">SiglaTur, </text:span><text:span text:style-name="T4">#</text:span><text:span text:style-name="T1">CodProf</text:span>)</text:p>
      <text:p text:style-name="P1">TITULACAO(<text:span text:style-name="T2">CodTit,</text:span> NomeTit)<text:tab/></text:p>
      <text:p text:style-name="P1"/>
      <text:p text:style-name="P4">3) a) Não deve ter o mesmo código de outro departamento existente.</text:p>
      <text:p text:style-name="P4"/>
      <text:p text:style-name="P4">b) Deve-se verificar se ainda não existem relações do departamento a ser excluído.</text:p>
      <text:p text:style-name="P4"/>
      <text:p text:style-name="P4">c) Deve verificar <text:span text:style-name="T12">o </text:span>código válido que não está sendo utilizado em outra tabela.</text:p>
      <text:p text:style-name="P4"/>
      <text:p text:style-name="P4">d) Não deve ter o mesmo código de outra disciplina existente.</text:p>
      <text:p text:style-name="P4"/>
      <text:p text:style-name="P5">e) Deve-se verificar se ainda não existem relações d<text:span text:style-name="T12">a disciplina</text:span> a ser excluíd<text:span text:style-name="T12">a</text:span>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4:22:03.216721805</meta:creation-date>
    <dc:date>2019-08-26T15:15:55.463198972</dc:date>
    <meta:editing-duration>PT1M8S</meta:editing-duration>
    <meta:editing-cycles>1</meta:editing-cycles>
    <meta:document-statistic meta:table-count="0" meta:image-count="0" meta:object-count="0" meta:page-count="1" meta:paragraph-count="17" meta:word-count="115" meta:character-count="930" meta:non-whitespace-character-count="806"/>
    <meta:generator>LibreOffice/5.2.7.2$Linux_X86_64 LibreOffice_project/20m0$Build-2</meta:generator>
  </office:meta>
</office:document-meta>
</file>